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978cm"/>
    </style:style>
    <style:style style:name="gr6" style:family="graphic" style:parent-style-name="standard">
      <style:graphic-properties draw:stroke="none" svg:stroke-color="#000000" draw:fill="none" draw:fill-color="#ffffff" fo:min-height="1.607cm"/>
    </style:style>
    <style:style style:name="gr7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family="'Times New Roman'" style:font-family-generic="roman" style:font-pitch="variable" fo:font-size="32pt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4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5" style:family="text">
      <style:text-properties style:text-position="sub 58%" fo:font-family="'Times New Roman'" style:font-family-generic="roman" style:font-pitch="variable" fo:font-size="32pt" style:font-size-asian="32pt" style:font-size-complex="32pt"/>
    </style:style>
    <style:style style:name="T6" style:family="text">
      <style:text-properties style:text-position="super 58%" fo:font-family="'Times New Roman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line draw:style-name="gr1" draw:text-style-name="P1" draw:layer="layout" svg:x1="2.851cm" svg:y1="1.953cm" svg:x2="24.018cm" svg:y2="1.953cm">
            <text:p/>
          </draw:line>
          <draw:line draw:style-name="gr1" draw:text-style-name="P1" draw:layer="layout" svg:x1="2.852cm" svg:y1="11.694cm" svg:x2="24.019cm" svg:y2="11.694cm">
            <text:p/>
          </draw:line>
          <draw:line draw:style-name="gr2" draw:text-style-name="P1" draw:layer="layout" svg:x1="8.068cm" svg:y1="1.953cm" svg:x2="8.068cm" svg:y2="11.694cm">
            <text:p/>
          </draw:line>
          <draw:custom-shape draw:style-name="gr3" draw:text-style-name="P1" draw:layer="layout" svg:width="0.541cm" svg:height="0.541cm" svg:x="2.686cm" svg:y="1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41cm" svg:height="0.541cm" svg:x="2.686cm" svg:y="11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41cm" svg:height="0.541cm" svg:x="13.194cm" svg:y="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41cm" svg:height="0.541cm" svg:x="13.194cm" svg:y="11.4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41cm" svg:height="0.541cm" svg:x="23.688cm" svg:y="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41cm" svg:height="0.541cm" svg:x="23.688cm" svg:y="11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9.283cm" svg:y1="2.014cm" svg:x2="19.283cm" svg:y2="11.755cm">
            <text:p/>
          </draw:line>
          <draw:custom-shape draw:style-name="gr4" draw:text-style-name="P1" draw:layer="layout" svg:width="1.624cm" svg:height="1.594cm" svg:x="0.566cm" svg:y="6.3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2" draw:layer="layout" svg:width="1.826cm" svg:height="1.875cm" svg:x="0.162cm" svg:y="4.989cm">
            <draw:text-box>
              <text:p><text:span text:style-name="T1">Q</text:span><text:span text:style-name="T2">d</text:span></text:p>
            </draw:text-box>
          </draw:frame>
          <draw:g>
            <draw:custom-shape draw:style-name="gr3" draw:text-style-name="P1" draw:layer="layout" svg:width="0.541cm" svg:height="0.541cm" svg:x="9.122cm" svg:y="14.4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" draw:text-style-name="P3" draw:layer="layout" svg:width="9.796cm" svg:height="1.857cm" svg:x="9.742cm" svg:y="13.912cm">
              <draw:text-box>
                <text:p><text:span text:style-name="T3">: domain nodes</text:span></text:p>
              </draw:text-box>
            </draw:frame>
          </draw:g>
          <draw:frame draw:style-name="gr7" draw:text-style-name="P3" draw:layer="layout" svg:width="4.441cm" svg:height="1.925cm" svg:x="6.107cm" svg:y="11.785cm">
            <draw:text-box>
              <text:p><text:span text:style-name="T4">(S</text:span><text:span text:style-name="T5">1</text:span><text:span text:style-name="T6">n</text:span><text:span text:style-name="T4">,Q</text:span><text:span text:style-name="T5">1</text:span><text:span text:style-name="T6">n</text:span><text:span text:style-name="T4">)</text:span></text:p>
            </draw:text-box>
          </draw:frame>
          <draw:frame draw:style-name="gr7" draw:text-style-name="P3" draw:layer="layout" svg:width="4.441cm" svg:height="1.925cm" svg:x="17.262cm" svg:y="11.786cm">
            <draw:text-box>
              <text:p><text:span text:style-name="T4">(S</text:span><text:span text:style-name="T5">2</text:span><text:span text:style-name="T6">n</text:span><text:span text:style-name="T4">,Q</text:span><text:span text:style-name="T5">2</text:span><text:span text:style-name="T6">n</text:span><text:span text:style-name="T4">)</text:span></text:p>
            </draw:text-box>
          </draw:frame>
          <draw:frame draw:style-name="gr7" draw:text-style-name="P3" draw:layer="layout" svg:width="5.762cm" svg:height="1.925cm" svg:x="5.598cm" svg:y="0cm">
            <draw:text-box>
              <text:p><text:span text:style-name="T4">(S</text:span><text:span text:style-name="T5">1</text:span><text:span text:style-name="T6">n+1</text:span><text:span text:style-name="T4">,Q</text:span><text:span text:style-name="T5">1</text:span><text:span text:style-name="T6">n+1</text:span><text:span text:style-name="T4">)</text:span></text:p>
            </draw:text-box>
          </draw:frame>
          <draw:frame draw:style-name="gr7" draw:text-style-name="P3" draw:layer="layout" svg:width="5.762cm" svg:height="1.925cm" svg:x="16.572cm" svg:y="0.061cm">
            <draw:text-box>
              <text:p><text:span text:style-name="T4">(S</text:span><text:span text:style-name="T5">2</text:span><text:span text:style-name="T6">n+1</text:span><text:span text:style-name="T4">,Q</text:span><text:span text:style-name="T5">2</text:span><text:span text:style-name="T6">n+1</text:span><text:span text:style-name="T4">)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6T17:40:56.23</meta:creation-date>
    <dc:date>2012-10-16T12:51:56.02</dc:date>
    <meta:editing-duration>PT00H13M04S</meta:editing-duration>
    <meta:editing-cycles>2</meta:editing-cycles>
    <meta:generator>LibreOffice/3.4$Win32 LibreOffice_project/340m1$Build-402</meta:generator>
    <meta:document-statistic meta:object-count="20"/>
  </office:meta>
</office:document-meta>
</file>